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E0000009F67E5ED4C879AC8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0fce8" officeooo:paragraph-rsid="0010fce8"/>
    </style:style>
    <style:style style:name="P2" style:family="paragraph" style:parent-style-name="Text_20_body">
      <style:text-properties fo:color="#000000" officeooo:rsid="0036077f" officeooo:paragraph-rsid="0036077f"/>
    </style:style>
    <style:style style:name="P3" style:family="paragraph" style:parent-style-name="Text_20_body">
      <style:text-properties fo:color="#000000" officeooo:rsid="0036f757" officeooo:paragraph-rsid="0036f757"/>
    </style:style>
    <style:style style:name="P4" style:family="paragraph" style:parent-style-name="Text_20_body">
      <style:text-properties fo:color="#000000" officeooo:rsid="0036f757" officeooo:paragraph-rsid="0036f757" fo:background-color="transparent"/>
    </style:style>
    <style:style style:name="P5" style:family="paragraph" style:parent-style-name="Text_20_body">
      <style:text-properties fo:color="#000000" officeooo:rsid="003b5a2a" officeooo:paragraph-rsid="003b5a2a" fo:background-color="transparent"/>
    </style:style>
    <style:style style:name="P6" style:family="paragraph" style:parent-style-name="Text_20_body">
      <style:text-properties fo:color="#ffffff" officeooo:rsid="0036f757" officeooo:paragraph-rsid="0036f757" fo:background-color="#000000"/>
    </style:style>
    <style:style style:name="P7" style:family="paragraph" style:parent-style-name="Heading_20_1">
      <style:text-properties fo:color="#ff0000"/>
    </style:style>
    <style:style style:name="P8" style:family="paragraph" style:parent-style-name="Heading_20_1">
      <style:text-properties fo:color="#000000" style:font-name="serif" fo:font-size="10pt" fo:font-weight="normal" officeooo:rsid="00311ba5" style:font-size-asian="10pt" style:font-weight-asian="normal" style:font-size-complex="10pt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07f2" style:font-weight-asian="bold" style:font-weight-complex="bold"/>
    </style:style>
    <style:style style:name="T3" style:family="text">
      <style:text-properties officeooo:rsid="00160de0"/>
    </style:style>
    <style:style style:name="T4" style:family="text">
      <style:text-properties officeooo:rsid="0036077f"/>
    </style:style>
    <style:style style:name="T5" style:family="text">
      <style:text-properties officeooo:rsid="0038f1a7"/>
    </style:style>
    <style:style style:name="T6" style:family="text">
      <style:text-properties officeooo:rsid="003a7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8" text:outline-level="1"/>
      <text:h text:style-name="P7" text:outline-level="1"><text:span text:style-name="T4">1) </text:span>Partage de fichiers sur le réseau</text:h>
      <text:p text:style-name="P2">1) L’opération qui a été réalisée est un déplacement de fichier dans un autre endroit.</text:p>
      <text:p text:style-name="P3">2)</text:p>
      <text:p text:style-name="P6">Load smb config files from /etc/samba/smb.conf</text:p>
      <text:p text:style-name="P6">rlimit_max: increasing rlimit_max (1024) to minimum Windows limit (16384)</text:p>
      <text:p text:style-name="P6">Unknown parameter encountered: "share modes"</text:p>
      <text:p text:style-name="P6">Ignoring unknown parameter "share modes"</text:p>
      <text:p text:style-name="P6">Processing section "[homes]"</text:p>
      <text:p text:style-name="P6">Processing section "[partage]"</text:p>
      <text:p text:style-name="P6">Loaded services file OK.</text:p>
      <text:p text:style-name="P6">WARNING: socket options = TCP_NODELAY SO_RCVBUF=8192 SO_SNDBUF=8192</text:p>
      <text:p text:style-name="P6">This warning is printed because you set one of the</text:p>
      <text:p text:style-name="P6">following options: SO_SNDBUF, SO_RCVBUF, SO_SNDLOWAT,</text:p>
      <text:p text:style-name="P6">SO_RCVLOWAT</text:p>
      <text:p text:style-name="P6">Modern server operating systems are tuned for</text:p>
      <text:p text:style-name="P6">high network performance in the majority of situations;</text:p>
      <text:p text:style-name="P6">when you set 'socket options' you are overriding those</text:p>
      <text:p text:style-name="P6">settings.</text:p>
      <text:p text:style-name="P6">Linux in particular has an auto-tuning mechanism for</text:p>
      <text:p text:style-name="P6">buffer sizes (SO_SNDBUF, SO_RCVBUF) that will be</text:p>
      <text:p text:style-name="P6">disabled if you specify a socket buffer size. This can</text:p>
      <text:p text:style-name="P6">potentially cripple your TCP/IP stack.</text:p>
      <text:p text:style-name="P6"/>
      <text:p text:style-name="P6">Getting the 'socket options' correct can make a big</text:p>
      <text:p text:style-name="P6"><text:soft-page-break/>difference to your performance, but getting them wrong</text:p>
      <text:p text:style-name="P6">can degrade it by just as much. As with any other low</text:p>
      <text:p text:style-name="P6">level setting, if you must make changes to it, make</text:p>
      <text:p text:style-name="P6"><text:s/>small changes and test the effect before making any</text:p>
      <text:p text:style-name="P6">large changes.</text:p>
      <text:p text:style-name="P6"/>
      <text:p text:style-name="P6">Server role: ROLE_STANDALONE</text:p>
      <text:p text:style-name="P4">Ce message est un compte-rendu de la configuration qu’on a effectué sur le serveur samba. Il nous dit qu’on est en train de réécrire les paramètres par défaut du serveur qui servent à avoir une haute performance <text:span text:style-name="T5">au niveau du réseau.</text:span></text:p>
      <text:p text:style-name="P4">3) <text:s/><text:span text:style-name="T6">La commmande pour créer un répertoire est mkdir /home/nas</text:span></text:p>
      <text:p text:style-name="P5">On crée un fichier transfert dedans avec nano /home/nas/transfer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ce8" officeooo:paragraph-rsid="0010fce8"/>
    </style:style>
    <style:style style:name="MT1" style:family="text">
      <style:text-properties fo:color="#ff0000" fo:font-weight="bold" style:font-weight-asian="bold" style:font-weight-complex="bold"/>
    </style:style>
    <style:style style:name="MT2" style:family="text">
      <style:text-properties fo:color="#ff0000" fo:font-weight="bold" officeooo:rsid="002907f2" style:font-weight-asian="bold" style:font-weight-complex="bold"/>
    </style:style>
    <style:style style:name="MT3" style:family="text">
      <style:text-properties officeooo:rsid="00160de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TP</text:span><text:span text:style-name="MT2">4 </text:span><text:span text:style-name="MT1">M1101</text:span><text:tab/><text:date style:data-style-name="N37" text:date-value="2018-10-01T18:00:15.260518714">01/10/18</text:date></text:p>
        <text:p text:style-name="MP1">Samuel</text:p>
      </style:header>
      <style:footer>
        <text:p text:style-name="Footer"><draw:frame draw:style-name="Mfr1" draw:name="Image4" text:anchor-type="paragraph" svg:x="13.968cm" svg:y="-0.164cm" svg:width="4.888cm" svg:height="2.445cm" draw:z-index="1"><draw:image xlink:href="Pictures/100000000000013E0000009F67E5ED4C879AC8D3.png" xlink:type="simple" xlink:show="embed" xlink:actuate="onLoad"/></draw:frame><text:span text:style-name="MT3">RT1</text:span><text:tab/><text:page-number text:select-page="current">1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44:47.105697669</meta:creation-date>
    <dc:date>2018-10-01T18:00:15.238966681</dc:date>
    <meta:editing-duration>PT1H12M53S</meta:editing-duration>
    <meta:editing-cycles>7</meta:editing-cycles>
    <meta:generator>LibreOffice/5.2.7.2$Linux_X86_64 LibreOffice_project/20m0$Build-2</meta:generator>
    <meta:document-statistic meta:table-count="0" meta:image-count="1" meta:object-count="0" meta:page-count="2" meta:paragraph-count="36" meta:word-count="259" meta:character-count="1664" meta:non-whitespace-character-count="1438"/>
  </office:meta>
</office:document-meta>
</file>